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5.3681in" fo:margin-left="-0.075in" fo:margin-top="0in" fo:margin-bottom="0in" table:align="left" style:writing-mode="lr-tb"/>
    </style:style>
    <style:style style:name="Table1.A" style:family="table-column">
      <style:table-column-properties style:column-width="3.2257in"/>
    </style:style>
    <style:style style:name="Table1.B" style:family="table-column">
      <style:table-column-properties style:column-width="0.909in"/>
    </style:style>
    <style:style style:name="Table1.C" style:family="table-column">
      <style:table-column-properties style:column-width="1.233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4">
      <style:paragraph-properties fo:margin-left="0in" fo:margin-right="0in" fo:text-indent="0in" style:auto-text-indent="false"/>
    </style:style>
    <style:style style:name="P2" style:family="paragraph" style:parent-style-name="Heading_20_3">
      <style:paragraph-properties fo:margin-left="0in" fo:margin-right="0in" fo:text-indent="0in" style:auto-text-indent="false"/>
    </style:style>
    <style:style style:name="P3" style:family="paragraph" style:parent-style-name="Heading_20_3" style:master-page-name="Standard">
      <style:paragraph-properties fo:margin-left="0in" fo:margin-right="0in" fo:text-indent="0in" style:auto-text-indent="false" style:page-number="auto"/>
    </style:style>
    <style:style style:name="P4" style:family="paragraph" style:parent-style-name="Heading_20_5">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9"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fo:font-size="10pt" fo:language="en" fo:country="US" style:text-underline-style="none"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fo:language="en" fo:country="US" style:font-size-asian="10pt" style:language-asian="en" style:country-asian="US"/>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8pt" fo:language="en" fo:country="US" style:text-underline-style="none" style:font-size-asian="18pt" style:language-asian="en" style:country-asian="US"/>
    </style:style>
    <style:style style:name="T7" style:family="text">
      <style:text-properties style:font-name="Times New Roman" fo:font-size="12pt" fo:language="en" fo:country="US" fo:font-weight="normal" style:font-size-asian="12pt" style:language-asian="en" style:country-asian="US" style:font-weight-asian="normal"/>
    </style:style>
    <style:style style:name="T8" style:family="text">
      <style:text-properties fo:font-weight="normal" style:font-weight-asian="normal"/>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style:font-size-asian="10pt" style:language-asian="en" style:country-asian="US"/>
    </style:style>
    <style:style style:name="T11" style:family="text">
      <style:text-properties fo:color="#000000" style:font-name="Times New Roman" fo:font-size="10pt" fo:language="en" fo:country="US" fo:font-style="italic" style:font-size-asian="10pt" style:language-asian="en" style:country-asian="US" style:font-style-asian="italic"/>
    </style:style>
    <style:style style:name="T12"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3" style:family="text">
      <style:text-properties fo:color="#000000" style:font-name="Times New Roman" fo:font-size="12pt" fo:language="en" fo:country="US" style:font-size-asian="12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span text:style-name="T1">This material is Open Game Content, and is licensed for public use under the terms of the Open Game License v1.0a.</text:span></text:h>
      <text:h text:style-name="P2" text:outline-level="3"><text:span text:style-name="T6">DOMAINS AND SPELLS</text:span></text:h>
      <text:p text:style-name="P7"/>
      <text:h text:style-name="P1" text:outline-level="4"><text:span text:style-name="T7">ARTIFICE DOMAIN</text:span></text:h>
      <text:p text:style-name="P6"><text:span text:style-name="T9">Granted Power:</text:span><text:span text:style-name="T10"> Gain +4 bonus on Craft checks. The character casts conjuration (creation) spells at +1 caster level. (Those with access to both the Artifice and Creation domains cast conjuration [creation] spells at +3 caster level.)</text:span></text:p>
      <text:p text:style-name="P6"><text:span text:style-name="T9">Artifice Domain Spells</text:span></text:p>
      <text:h text:style-name="P4" text:outline-level="5"><text:span text:style-name="T2">1 Animate rope</text:span></text:h>
      <text:p text:style-name="P6"><text:span text:style-name="T9">2 Wood shape</text:span></text:p>
      <text:p text:style-name="P6"><text:span text:style-name="T9">3 Stone shape</text:span></text:p>
      <text:p text:style-name="P6"><text:span text:style-name="T9">4 Minor creation</text:span></text:p>
      <text:p text:style-name="P6"><text:span text:style-name="T9">5 Fabricate</text:span></text:p>
      <text:p text:style-name="P6"><text:span text:style-name="T9">6 Major creation</text:span></text:p>
      <text:p text:style-name="P6"><text:span text:style-name="T9">7 Hardening</text:span></text:p>
      <text:p text:style-name="P6"><text:span text:style-name="T9">8 True creation</text:span></text:p>
      <text:p text:style-name="P6"><text:span text:style-name="T9">9 Prismatic sphere</text:span></text:p>
      <text:p text:style-name="P7"/>
      <text:h text:style-name="P1" text:outline-level="4"><text:span text:style-name="T7">CHARM DOMAIN</text:span></text:h>
      <text:p text:style-name="P6"><text:span text:style-name="T9">Granted Power:</text:span><text:span text:style-name="T10"> The character can boost his or her Charisma by 4 points once per day. Activating this power is a free action. The Charisma increase lasts 1 minute.</text:span></text:p>
      <text:p text:style-name="P6"><text:span text:style-name="T9">Charm Domain Spells</text:span></text:p>
      <text:p text:style-name="P6"><text:span text:style-name="T9">1 Charm person</text:span></text:p>
      <text:p text:style-name="P6"><text:soft-page-break/><text:span text:style-name="T9">2 Calm emotions</text:span></text:p>
      <text:p text:style-name="P6"><text:span text:style-name="T9">3 Suggestion</text:span></text:p>
      <text:p text:style-name="P6"><text:span text:style-name="T9">4 Emotion</text:span></text:p>
      <text:p text:style-name="P6"><text:span text:style-name="T9">5 Charm monster</text:span></text:p>
      <text:p text:style-name="P6"><text:span text:style-name="T9">6 Geas/quest</text:span></text:p>
      <text:p text:style-name="P6"><text:span text:style-name="T9">7 Insanity</text:span></text:p>
      <text:p text:style-name="P6"><text:span text:style-name="T9">8 Demand</text:span></text:p>
      <text:p text:style-name="P6"><text:span text:style-name="T9">9 Dominate monster</text:span></text:p>
      <text:p text:style-name="P8"/>
      <text:h text:style-name="P1" text:outline-level="4"><text:span text:style-name="T7">COMMUNITY DOMAIN</text:span></text:h>
      <text:p text:style-name="P6"><text:span text:style-name="T9">Granted Power:</text:span><text:span text:style-name="T10"> Use </text:span><text:span text:style-name="T11">calm emotions </text:span><text:span text:style-name="T10">as a spell-like ability once per day. Gain a +2 competence bonus on Diplomacy checks.</text:span></text:p>
      <text:p text:style-name="P6"><text:span text:style-name="T9">Community Domain Spells</text:span></text:p>
      <text:p text:style-name="P6"><text:span text:style-name="T9">1 Bless</text:span></text:p>
      <text:p text:style-name="P6"><text:span text:style-name="T9">2 Shield other</text:span></text:p>
      <text:p text:style-name="P6"><text:span text:style-name="T9">3 Prayer</text:span></text:p>
      <text:p text:style-name="P6"><text:span text:style-name="T9">4 Status</text:span></text:p>
      <text:p text:style-name="P6"><text:span text:style-name="T9">5 Telepathic bond</text:span></text:p>
      <text:p text:style-name="P6"><text:span text:style-name="T9">6 Heroes’ feast</text:span></text:p>
      <text:p text:style-name="P6"><text:span text:style-name="T9">7 Refuge</text:span></text:p>
      <text:p text:style-name="P6"><text:span text:style-name="T9">8 Mass heal</text:span></text:p>
      <text:p text:style-name="P6"><text:span text:style-name="T9">9 Miracle</text:span></text:p>
      <text:p text:style-name="P7"><text:soft-page-break/></text:p>
      <text:h text:style-name="P1" text:outline-level="4"><text:span text:style-name="T7">CREATION DOMAIN</text:span></text:h>
      <text:p text:style-name="P6"><text:span text:style-name="T9">Granted Power:</text:span><text:span text:style-name="T10"> Cast conjuration (creation) spells at +2 caster level. (Those with access to both the Artifice and Creation domains cast conjuration (creation) spells at +3 caster level.)</text:span></text:p>
      <text:p text:style-name="P6"><text:span text:style-name="T9">Creation Domain Spells</text:span></text:p>
      <text:p text:style-name="P6"><text:span text:style-name="T9">1 Create water</text:span></text:p>
      <text:p text:style-name="P6"><text:span text:style-name="T9">2 Minor image</text:span></text:p>
      <text:p text:style-name="P6"><text:span text:style-name="T9">3 Create food and water</text:span></text:p>
      <text:p text:style-name="P6"><text:span text:style-name="T9">4 Minor creation</text:span></text:p>
      <text:p text:style-name="P6"><text:span text:style-name="T9">5 Major creation</text:span></text:p>
      <text:p text:style-name="P6"><text:span text:style-name="T9">6 Heroes’ feast</text:span></text:p>
      <text:p text:style-name="P6"><text:span text:style-name="T9">7 Permanent image</text:span></text:p>
      <text:p text:style-name="P6"><text:span text:style-name="T9">8 True creation</text:span></text:p>
      <text:p text:style-name="P6"><text:span text:style-name="T9">9 Genesis</text:span></text:p>
      <text:p text:style-name="P8"/>
      <text:h text:style-name="P1" text:outline-level="4"><text:span text:style-name="T7">DARKNESS DOMAIN</text:span></text:h>
      <text:p text:style-name="P6"><text:span text:style-name="T9">Granted Power:</text:span><text:span text:style-name="T10"> Free Blind-Fight feat.</text:span></text:p>
      <text:p text:style-name="P6"><text:span text:style-name="T9">Darkness Domain Spells</text:span></text:p>
      <text:p text:style-name="P6"><text:span text:style-name="T9">1 Obscuring mist</text:span></text:p>
      <text:p text:style-name="P6"><text:span text:style-name="T9">2 Blindness</text:span></text:p>
      <text:p text:style-name="P6"><text:span text:style-name="T9">3 Blacklight</text:span></text:p>
      <text:p text:style-name="P6"><text:span text:style-name="T9">4 Armor of darkness</text:span></text:p>
      <text:p text:style-name="P6"><text:soft-page-break/><text:span text:style-name="T9">5 Summon monster V (only summons 1d3 shadows)</text:span></text:p>
      <text:p text:style-name="P6"><text:span text:style-name="T9">6 Prying eyes</text:span></text:p>
      <text:p text:style-name="P6"><text:span text:style-name="T9">7 Nightmare</text:span></text:p>
      <text:p text:style-name="P6"><text:span text:style-name="T9">8 Power word, blind</text:span></text:p>
      <text:p text:style-name="P6"><text:span text:style-name="T9">9 Power word, kill</text:span></text:p>
      <text:p text:style-name="P7"/>
      <text:h text:style-name="P1" text:outline-level="4"><text:span text:style-name="T7">GLORY DOMAIN</text:span></text:h>
      <text:p text:style-name="P6"><text:span text:style-name="T9">Granted Power:</text:span><text:span text:style-name="T10"> Turn undead with a +2 bonus on the turning check and +1d6 to the turning damage roll.</text:span></text:p>
      <text:p text:style-name="P6"><text:span text:style-name="T9">Glory Domain Spells</text:span></text:p>
      <text:p text:style-name="P6"><text:span text:style-name="T9">1 Disrupt undead</text:span></text:p>
      <text:p text:style-name="P6"><text:span text:style-name="T9">2 Bless weapon</text:span></text:p>
      <text:p text:style-name="P6"><text:span text:style-name="T9">3 Searing light</text:span></text:p>
      <text:p text:style-name="P6"><text:span text:style-name="T9">4 Holy smite</text:span></text:p>
      <text:p text:style-name="P6"><text:span text:style-name="T9">5 Holy sword</text:span></text:p>
      <text:p text:style-name="P6"><text:span text:style-name="T9">6 Bolt of glory</text:span></text:p>
      <text:p text:style-name="P6"><text:span text:style-name="T9">7 Sunbeam</text:span></text:p>
      <text:p text:style-name="P6"><text:span text:style-name="T9">8 Crown of glory</text:span></text:p>
      <text:p text:style-name="P6"><text:span text:style-name="T9">9 Gate</text:span></text:p>
      <text:p text:style-name="P8"/>
      <text:h text:style-name="P1" text:outline-level="4"><text:span text:style-name="T7">LIBERATION DOMAIN</text:span></text:h>
      <text:p text:style-name="P6"><text:span text:style-name="T9">Granted Power:</text:span><text:span text:style-name="T10"> The character gains a +2 morale bonus on all saving throws against enchantment spells or effects.</text:span></text:p>
      <text:p text:style-name="P6"><text:soft-page-break/><text:span text:style-name="T9">Liberation Domain Spells</text:span></text:p>
      <text:p text:style-name="P6"><text:span text:style-name="T9">1 Remove fear</text:span></text:p>
      <text:p text:style-name="P6"><text:span text:style-name="T9">2 Remove paralysis</text:span></text:p>
      <text:p text:style-name="P6"><text:span text:style-name="T9">3 Remove curse</text:span></text:p>
      <text:p text:style-name="P6"><text:span text:style-name="T9">4 Freedom of movement</text:span></text:p>
      <text:p text:style-name="P6"><text:span text:style-name="T9">5 Break enchantment</text:span></text:p>
      <text:p text:style-name="P6"><text:span text:style-name="T9">6 Greater dispelling</text:span></text:p>
      <text:p text:style-name="P6"><text:span text:style-name="T9">7 Refuge</text:span></text:p>
      <text:p text:style-name="P6"><text:span text:style-name="T9">8 Mind blank</text:span></text:p>
      <text:p text:style-name="P6"><text:span text:style-name="T9">9 Unbinding</text:span></text:p>
      <text:p text:style-name="P8"/>
      <text:h text:style-name="P1" text:outline-level="4"><text:span text:style-name="T7">MADNESS DOMAIN</text:span></text:h>
      <text:p text:style-name="P6"><text:span text:style-name="T9">Granted Power:</text:span><text:span text:style-name="T10"> The character gains an Insanity score equal to half his or her class level. For spellcasting (determining bonus spells and DCs), the character uses his or her Wisdom score plus his or her Insanity score in place of Wisdom alone.</text:span></text:p>
      <text:p text:style-name="P6"><text:span text:style-name="T10">For all other purposes, such as skills and saves, use Wisdom minus Insanity in place of Wisdom. </text:span></text:p>
      <text:p text:style-name="P6"><text:span text:style-name="T10">Once per day, the character can see and act with the clarity of true madness. Use the character’s Insanity score as a positive rather than a negative modifier on a single roll involving Wisdom. Choose to use this power before the roll is made.</text:span></text:p>
      <text:p text:style-name="P6"><text:span text:style-name="T9">Madness Domain Spells</text:span></text:p>
      <text:p text:style-name="P6"><text:span text:style-name="T9">1 Random action</text:span></text:p>
      <text:p text:style-name="P6"><text:span text:style-name="T9">2 Touch of madness</text:span></text:p>
      <text:p text:style-name="P6"><text:span text:style-name="T9">3 Rage</text:span></text:p>
      <text:p text:style-name="P6"><text:span text:style-name="T9">4 Confusion</text:span></text:p>
      <text:p text:style-name="P6"><text:span text:style-name="T9">5 Bolts of bedevilment</text:span></text:p>
      <text:p text:style-name="P6"><text:soft-page-break/><text:span text:style-name="T9">6 Phantasmal killer</text:span></text:p>
      <text:p text:style-name="P6"><text:span text:style-name="T9">7 Insanity</text:span></text:p>
      <text:p text:style-name="P6"><text:span text:style-name="T9">8 Maddening scream</text:span></text:p>
      <text:p text:style-name="P6"><text:span text:style-name="T9">9 Weird</text:span></text:p>
      <text:p text:style-name="P7"/>
      <text:h text:style-name="P1" text:outline-level="4"><text:span text:style-name="T7">NOBILITY DOMAIN</text:span></text:h>
      <text:p text:style-name="P6"><text:span text:style-name="T9">Granted Power:</text:span><text:span text:style-name="T10"> The character has the spell-like ability to inspire allies, giving them a +2 morale bonus on saving throws, attack rolls, ability checks, skill checks, and weapon damage rolls. Allies must be able to hear the character speak for 1 round. Using this ability is a standard action. It lasts a number of rounds equal to the character’s Charisma bonus and can be used once per day.</text:span></text:p>
      <text:p text:style-name="P6"><text:span text:style-name="T9">Nobility Domain Spells</text:span></text:p>
      <text:p text:style-name="P6"><text:span text:style-name="T9">1 Divine favor</text:span></text:p>
      <text:p text:style-name="P6"><text:span text:style-name="T9">2 Enthrall</text:span></text:p>
      <text:p text:style-name="P6"><text:span text:style-name="T9">3 Magic vestment</text:span></text:p>
      <text:p text:style-name="P6"><text:span text:style-name="T9">4 Discern lies</text:span></text:p>
      <text:p text:style-name="P6"><text:span text:style-name="T9">5 Greater command</text:span></text:p>
      <text:p text:style-name="P6"><text:span text:style-name="T9">6 Geas/quest</text:span></text:p>
      <text:p text:style-name="P6"><text:span text:style-name="T9">7 Repulsion</text:span></text:p>
      <text:p text:style-name="P6"><text:span text:style-name="T9">8 Demand</text:span></text:p>
      <text:p text:style-name="P6"><text:span text:style-name="T9">9 Storm of vengeance</text:span></text:p>
      <text:p text:style-name="P7"/>
      <text:h text:style-name="P1" text:outline-level="4"><text:span text:style-name="T7">REPOSE DOMAIN</text:span></text:h>
      <text:p text:style-name="P6"><text:span text:style-name="T10">The Repose domain is similar to the Death domain,</text:span><text:span text:style-name="T11"> </text:span><text:span text:style-name="T10">but is granted by good-aligned deities whose clerics are barred from casting evil spells.</text:span></text:p>
      <text:p text:style-name="P6"><text:span text:style-name="T9">Granted Power:</text:span><text:span text:style-name="T10"> The character may use a </text:span><text:span text:style-name="T11">death touch </text:span><text:span text:style-name="T10">once per day. The </text:span><text:span text:style-name="T11">death touch </text:span><text:span text:style-name="T10">is a spell-like ability that is a death effect. The character must succeed at a melee touch attack against a living creature (using the rules for touch spells). When the character touches, roll 1d6 per his or her cleric level. If the total at least equals the creature’s current hit</text:span></text:p>
      <text:p text:style-name="P6"><text:soft-page-break/><text:span text:style-name="T10">points, it dies.</text:span></text:p>
      <text:p text:style-name="P6"><text:span text:style-name="T9">Repose Domain Spells</text:span></text:p>
      <text:p text:style-name="P6"><text:span text:style-name="T9">1 Deathwatch</text:span></text:p>
      <text:p text:style-name="P6"><text:span text:style-name="T9">2 Gentle repose</text:span></text:p>
      <text:p text:style-name="P6"><text:span text:style-name="T9">3 Speak with dead</text:span></text:p>
      <text:p text:style-name="P6"><text:span text:style-name="T9">4 Death ward</text:span></text:p>
      <text:p text:style-name="P6"><text:span text:style-name="T9">5 Slay living</text:span></text:p>
      <text:p text:style-name="P6"><text:span text:style-name="T9">6 Undeath to death</text:span></text:p>
      <text:p text:style-name="P6"><text:span text:style-name="T9">7 Destruction</text:span></text:p>
      <text:p text:style-name="P6"><text:span text:style-name="T9">8 Surelife</text:span></text:p>
      <text:p text:style-name="P6"><text:span text:style-name="T9">9 Wail of the banshee</text:span></text:p>
      <text:p text:style-name="P8"/>
      <text:h text:style-name="P1" text:outline-level="4"><text:span text:style-name="T7">RUNE DOMAIN</text:span></text:h>
      <text:p text:style-name="P6"><text:span text:style-name="T9">Granted Power:</text:span><text:span text:style-name="T10"> Free Scribe Scroll feat.</text:span></text:p>
      <text:p text:style-name="P6"><text:span text:style-name="T9">Rune Domain Spells</text:span></text:p>
      <text:p text:style-name="P6"><text:span text:style-name="T9">1 </text:span><text:span text:style-name="T12">Erase</text:span></text:p>
      <text:p text:style-name="P6"><text:span text:style-name="T9">2 </text:span><text:span text:style-name="T12">Secret page</text:span></text:p>
      <text:p text:style-name="P6"><text:span text:style-name="T9">3 </text:span><text:span text:style-name="T12">Glyph of warding</text:span></text:p>
      <text:p text:style-name="P6"><text:span text:style-name="T9">4 </text:span><text:span text:style-name="T12">Explosive runes</text:span></text:p>
      <text:p text:style-name="P6"><text:span text:style-name="T9">5 </text:span><text:span text:style-name="T12">Lesser planar binding</text:span></text:p>
      <text:p text:style-name="P6"><text:span text:style-name="T9">6 </text:span><text:span text:style-name="T12">Greater glyph of warding</text:span></text:p>
      <text:p text:style-name="P6"><text:soft-page-break/><text:span text:style-name="T9">7 </text:span><text:span text:style-name="T12">Instant summons</text:span></text:p>
      <text:p text:style-name="P6"><text:span text:style-name="T9">8 </text:span><text:span text:style-name="T12">Symbol</text:span></text:p>
      <text:p text:style-name="P6"><text:span text:style-name="T9">9 </text:span><text:span text:style-name="T12">Teleportation circle</text:span></text:p>
      <text:p text:style-name="P8"/>
      <text:h text:style-name="P1" text:outline-level="4"><text:span text:style-name="T7">SCALYKIND DOMAIN</text:span></text:h>
      <text:p text:style-name="P6"><text:span text:style-name="T9">Granted Power:</text:span><text:span text:style-name="T10"> Rebuke or command animals (reptilian creatures and snakes only) as an evil cleric rebukes or commands undead.</text:span></text:p>
      <text:p text:style-name="P6"><text:span text:style-name="T10">Use this ability a total number of times per day equal to 3 + Charisma modifier.</text:span></text:p>
      <text:p text:style-name="P6"><text:span text:style-name="T9">Scalykind Domain Spells</text:span></text:p>
      <text:p text:style-name="P6"><text:span text:style-name="T9">1 Magic fang</text:span></text:p>
      <text:p text:style-name="P6"><text:span text:style-name="T9">2 Animal trance†</text:span></text:p>
      <text:p text:style-name="P6"><text:span text:style-name="T9">3 Greater magic fang</text:span></text:p>
      <text:p text:style-name="P6"><text:span text:style-name="T9">4 Poison</text:span></text:p>
      <text:p text:style-name="P6"><text:span text:style-name="T9">5 Animal growth†</text:span></text:p>
      <text:p text:style-name="P6"><text:span text:style-name="T9">6 Eyebite</text:span></text:p>
      <text:p text:style-name="P6"><text:span text:style-name="T9">7 Creeping doom (composed of tiny snakes)</text:span></text:p>
      <text:p text:style-name="P6"><text:span text:style-name="T9">8 Animal shapes†</text:span></text:p>
      <text:p text:style-name="P6"><text:span text:style-name="T9">9 Shapechange</text:span></text:p>
      <text:p text:style-name="P6"><text:span text:style-name="T9">†Affects ophidian or reptilian creatures only.</text:span></text:p>
      <text:p text:style-name="P7"/>
      <text:h text:style-name="P1" text:outline-level="4"><text:span text:style-name="T7">WEATHER DOMAIN</text:span></text:h>
      <text:p text:style-name="P6"><text:span text:style-name="T9">Granted Power:</text:span><text:span text:style-name="T10"> Survival is a class skill.</text:span></text:p>
      <text:p text:style-name="P6"><text:soft-page-break/><text:span text:style-name="T9">Weather Domain Spells</text:span></text:p>
      <text:p text:style-name="P6"><text:span text:style-name="T9">1 Obscuring mist</text:span></text:p>
      <text:p text:style-name="P6"><text:span text:style-name="T9">2 Fog cloud</text:span></text:p>
      <text:p text:style-name="P6"><text:span text:style-name="T9">3 Call lightning</text:span></text:p>
      <text:p text:style-name="P6"><text:span text:style-name="T9">4 Sleet storm</text:span></text:p>
      <text:p text:style-name="P6"><text:span text:style-name="T9">5 Ice storm</text:span></text:p>
      <text:p text:style-name="P6"><text:span text:style-name="T9">6 Control winds</text:span></text:p>
      <text:p text:style-name="P6"><text:span text:style-name="T9">7 Control weather</text:span></text:p>
      <text:p text:style-name="P6"><text:span text:style-name="T9">8 Whirlwind</text:span></text:p>
      <text:p text:style-name="P6"><text:span text:style-name="T9">9 Storm of vengeance</text:span></text:p>
      <text:p text:style-name="P7"/>
      <text:p text:style-name="P9"/>
      <text:p text:style-name="P6"><text:span text:style-name="T13">NEW SPELLS</text:span></text:p>
      <text:p text:style-name="P7"/>
      <text:h text:style-name="P1" text:outline-level="4"><text:span text:style-name="T7">Armor Of Darkness</text:span></text:h>
      <text:p text:style-name="P6"><text:span text:style-name="T10">Abjuration [Darkness]</text:span></text:p>
      <text:p text:style-name="P6"><text:span text:style-name="T9">Level:</text:span><text:span text:style-name="T10"> Darkness 4</text:span></text:p>
      <text:p text:style-name="P6"><text:span text:style-name="T9">Components:</text:span><text:span text:style-name="T10"> V, S , D F</text:span></text:p>
      <text:p text:style-name="P6"><text:span text:style-name="T9">Casting Time: </text:span><text:span text:style-name="T10">1 action</text:span></text:p>
      <text:p text:style-name="P6"><text:span text:style-name="T9">Range:</text:span><text:span text:style-name="T10"> Touch</text:span></text:p>
      <text:p text:style-name="P6"><text:span text:style-name="T9">Target:</text:span><text:span text:style-name="T10"> Creature touched</text:span></text:p>
      <text:p text:style-name="P6"><text:soft-page-break/><text:span text:style-name="T9">Duration: </text:span><text:span text:style-name="T10">10 minutes/level</text:span></text:p>
      <text:p text:style-name="P6"><text:span text:style-name="T9">Saving Throw:</text:span><text:span text:style-name="T10"> Will negates (harmless)</text:span></text:p>
      <text:p text:style-name="P6"><text:span text:style-name="T9">Spell Resistance:</text:span><text:span text:style-name="T10"> Yes (harmless)</text:span></text:p>
      <text:p text:style-name="P6"><text:span text:style-name="T10">The spell envelops the warded creature in a shroud of shadows. The shroud can, if the caster desires, conceal the wearer’s features. In any case, it grants the recipient a +3 deflection bonus to Armor Class plus an additional +1 for every four caster levels (maximum bonus +8). The subject can see through the armor as if it did not exist and is also afforded darkvision with a range of 60 feet. Finally, the subject gains a +2 bonus on saving throws against any holy, good, or light spells or effects.Undead creatures that are subjects of </text:span><text:span text:style-name="T11">armor of darkness </text:span><text:span text:style-name="T10">also gain +4 turn resistance.</text:span></text:p>
      <text:p text:style-name="P7"/>
      <text:h text:style-name="P1" text:outline-level="4"><text:span text:style-name="T7">Blacklight</text:span></text:h>
      <text:p text:style-name="P6"><text:span text:style-name="T10">Evocation [Darkness]</text:span></text:p>
      <text:p text:style-name="P6"><text:span text:style-name="T9">Level: </text:span><text:span text:style-name="T10">Darkness 3, Sor/Wiz 3</text:span></text:p>
      <text:p text:style-name="P6"><text:span text:style-name="T9">Components:</text:span><text:span text:style-name="T10"> V, S , M</text:span></text:p>
      <text:p text:style-name="P6"><text:span text:style-name="T9">Casting Time:</text:span><text:span text:style-name="T10"> 1 action</text:span></text:p>
      <text:p text:style-name="P6"><text:span text:style-name="T9">Range:</text:span><text:span text:style-name="T10"> Close (25 ft. + 5 ft./2 levels)</text:span></text:p>
      <text:p text:style-name="P6"><text:span text:style-name="T9">Area:</text:span><text:span text:style-name="T10"> A 20-ft.-radius emanation centered on a creature, object, or point in space</text:span></text:p>
      <text:p text:style-name="P6"><text:span text:style-name="T9">Duration:</text:span><text:span text:style-name="T10"> 1 round/level (D)</text:span></text:p>
      <text:p text:style-name="P6"><text:span text:style-name="T9">Saving Throw:</text:span><text:span text:style-name="T10"> Will negates or none (object)</text:span></text:p>
      <text:p text:style-name="P6"><text:span text:style-name="T9">Spell Resistance:</text:span><text:span text:style-name="T10"> Yes or no (object)</text:span></text:p>
      <text:p text:style-name="P5"><text:span text:style-name="T3">The caster creates an area of total darkness. The darkness is impenetrable to normal vision and darkvision, but the caster can see normally within the blacklit area. Creatures outside the spell’s area, even the caster, cannot see through it.</text:span></text:p>
      <text:p text:style-name="P6"><text:span text:style-name="T10">The spell can be cast on a point in space, but the effect is stationary cast on a mobile object. A character can cast the spell on a creature, and the effect then radiates from the creature and moves as it moves. Unattended objects and points in space do not get saving throws or benefit from spell resistance.</text:span></text:p>
      <text:p text:style-name="P6"><text:span text:style-name="T11">Blacklight </text:span><text:span text:style-name="T10">counters or dispels any light spell of equal or lower level. The 3rd-level cleric spell </text:span><text:span text:style-name="T11">daylight </text:span><text:span text:style-name="T10">counters or dispels </text:span><text:span text:style-name="T11">blackligh</text:span><text:span text:style-name="T10">t.</text:span></text:p>
      <text:p text:style-name="P8"/>
      <text:h text:style-name="P1" text:outline-level="4"><text:span text:style-name="T7">Bolt Of Glory</text:span></text:h>
      <text:p text:style-name="P6"><text:span text:style-name="T10">Evocation [Good]</text:span></text:p>
      <text:p text:style-name="P6"><text:soft-page-break/><text:span text:style-name="T9">Level:</text:span><text:span text:style-name="T10"> Glory 6</text:span></text:p>
      <text:p text:style-name="P6"><text:span text:style-name="T9">Components:</text:span><text:span text:style-name="T10"> V, S , D F</text:span></text:p>
      <text:p text:style-name="P6"><text:span text:style-name="T9">Casting Time:</text:span><text:span text:style-name="T10"> 1 action</text:span></text:p>
      <text:p text:style-name="P6"><text:span text:style-name="T9">Range:</text:span><text:span text:style-name="T10"> Close (25 ft. + 5 ft./level)</text:span></text:p>
      <text:p text:style-name="P6"><text:span text:style-name="T9">Effect:</text:span><text:span text:style-name="T10"> Ray</text:span></text:p>
      <text:p text:style-name="P6"><text:span text:style-name="T9">Duration:</text:span><text:span text:style-name="T10"> Instantaneous</text:span></text:p>
      <text:p text:style-name="P6"><text:span text:style-name="T9">Saving Throw:</text:span><text:span text:style-name="T10"> None</text:span></text:p>
      <text:p text:style-name="P6"><text:span text:style-name="T9">Spell Resistance:</text:span><text:span text:style-name="T10"> Yes</text:span></text:p>
      <text:p text:style-name="P6"><text:span text:style-name="T10">This spell projects a bolt of energy from the Positive Energy Plane against one creature. The caster must succeed at a ranged touch attack to strike the target. A creature struck suffers varying damage, depending on its nature and home plane of existenc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4">Creature’s Origin/Nature</text:span></text:p>
          </table:table-cell>
          <table:table-cell table:style-name="Table1.A1" office:value-type="string">
            <text:p text:style-name="P12"><text:span text:style-name="T4">Damage</text:span></text:p>
          </table:table-cell>
          <table:table-cell table:style-name="Table1.A1" office:value-type="string">
            <text:p text:style-name="P12"><text:span text:style-name="T4">Maximum Value</text:span></text:p>
          </table:table-cell>
        </table:table-row>
        <table:table-row table:style-name="Table1.1">
          <table:table-cell table:style-name="Table1.A2" office:value-type="string">
            <text:p text:style-name="P10"><text:span text:style-name="T5">Material Plane, Elemental Plane, neutral outsider</text:span></text:p>
          </table:table-cell>
          <table:table-cell table:style-name="Table1.A2" office:value-type="string">
            <text:p text:style-name="P12"><text:span text:style-name="T5">1d6/2 levels</text:span></text:p>
          </table:table-cell>
          <table:table-cell table:style-name="Table1.A2" office:value-type="string">
            <text:p text:style-name="P12"><text:span text:style-name="T5">7d6</text:span></text:p>
          </table:table-cell>
        </table:table-row>
        <table:table-row table:style-name="Table1.1">
          <table:table-cell table:style-name="Table1.A2" office:value-type="string">
            <text:p text:style-name="P6"><text:span text:style-name="T5">Negative Energy Plane, evil outsider, undead creature</text:span></text:p>
          </table:table-cell>
          <table:table-cell table:style-name="Table1.A2" office:value-type="string">
            <text:p text:style-name="P11"><text:span text:style-name="T5">1d6/level</text:span></text:p>
          </table:table-cell>
          <table:table-cell table:style-name="Table1.A2" office:value-type="string">
            <text:p text:style-name="P11"><text:span text:style-name="T5">15d6</text:span></text:p>
          </table:table-cell>
        </table:table-row>
        <table:table-row table:style-name="Table1.1">
          <table:table-cell table:style-name="Table1.A4" office:value-type="string">
            <text:p text:style-name="P10"><text:span text:style-name="T5">Positive Energy Plane, good outsider</text:span></text:p>
          </table:table-cell>
          <table:table-cell table:style-name="Table1.A4" office:value-type="string">
            <text:p text:style-name="P12"><text:span text:style-name="T5">—</text:span></text:p>
          </table:table-cell>
          <table:table-cell table:style-name="Table1.A4" office:value-type="string">
            <text:p text:style-name="P12"><text:span text:style-name="T5">—</text:span></text:p>
          </table:table-cell>
        </table:table-row>
      </table:table>
      <text:p text:style-name="P7"/>
      <text:h text:style-name="P1" text:outline-level="4"><text:span text:style-name="T7">Bolts Of Bedevilment</text:span></text:h>
      <text:p text:style-name="P6"><text:span text:style-name="T10">Enchantment [Mind-Affecting]</text:span></text:p>
      <text:p text:style-name="P6"><text:span text:style-name="T9">Level:</text:span><text:span text:style-name="T10"> Madness 5</text:span></text:p>
      <text:p text:style-name="P6"><text:span text:style-name="T9">Components:</text:span><text:span text:style-name="T10"> V, S</text:span></text:p>
      <text:p text:style-name="P6"><text:span text:style-name="T9">Casting Time:</text:span><text:span text:style-name="T10"> One action</text:span></text:p>
      <text:p text:style-name="P6"><text:span text:style-name="T9">Range:</text:span><text:span text:style-name="T10"> Medium (100 ft. + 10 ft./level)</text:span></text:p>
      <text:p text:style-name="P6"><text:span text:style-name="T9">Effect:</text:span><text:span text:style-name="T10"> Ray</text:span></text:p>
      <text:p text:style-name="P6"><text:soft-page-break/><text:span text:style-name="T9">Duration:</text:span><text:span text:style-name="T10"> 1 round/level</text:span></text:p>
      <text:p text:style-name="P6"><text:span text:style-name="T9">Saving Throw:</text:span><text:span text:style-name="T10"> Will negates</text:span></text:p>
      <text:p text:style-name="P6"><text:span text:style-name="T9">Spell Resistance:</text:span><text:span text:style-name="T10"> Yes</text:span></text:p>
      <text:p text:style-name="P6"><text:span text:style-name="T10">This spell grants the caster the ability to make one ray attack per round. The ray dazes one living creature, clouding its mind so that it takes no action for 1d3 rounds. The creature is not stunned (so attackers get no special advantage against it), but it can’t move, cast spells, use mental abilities, and so on.</text:span></text:p>
      <text:p text:style-name="P7"/>
      <text:h text:style-name="P1" text:outline-level="4"><text:span text:style-name="T7">Crown Of Glory</text:span></text:h>
      <text:p text:style-name="P6"><text:span text:style-name="T10">Evocation</text:span></text:p>
      <text:p text:style-name="P6"><text:span text:style-name="T9">Level:</text:span><text:span text:style-name="T10"> Glory 8</text:span></text:p>
      <text:p text:style-name="P6"><text:span text:style-name="T9">Components:</text:span><text:span text:style-name="T10"> V, S , M, D F</text:span></text:p>
      <text:p text:style-name="P6"><text:span text:style-name="T9">Casting Time:</text:span><text:span text:style-name="T10"> 1 full round</text:span></text:p>
      <text:p text:style-name="P6"><text:span text:style-name="T9">Range:</text:span><text:span text:style-name="T10"> Personal</text:span></text:p>
      <text:p text:style-name="P6"><text:span text:style-name="T9">Area:</text:span><text:span text:style-name="T10"> 120-ft.-radius emanation centered on you</text:span></text:p>
      <text:p text:style-name="P6"><text:span text:style-name="T9">Duration:</text:span><text:span text:style-name="T10"> 1 minute/level</text:span></text:p>
      <text:p text:style-name="P6"><text:span text:style-name="T9">Saving Throw:</text:span><text:span text:style-name="T10"> Will negates</text:span></text:p>
      <text:p text:style-name="P6"><text:span text:style-name="T9">Spell Resistance:</text:span><text:span text:style-name="T10"> Yes</text:span></text:p>
      <text:p text:style-name="P6"><text:span text:style-name="T10">The caster is imbued with an aura of celestial authority, inspiring awe in all lesser creatures.</text:span></text:p>
      <text:p text:style-name="P6"><text:span text:style-name="T10">The caster gains a +4 enhancement bonus to his or her Charisma score for the duration of the spell. All creatures with fewer than 8 HD or levels cease whatever they are doing and are compelled to pay attention to the caster. Any such creature that wants to take hostile action against the caster must make a successful Will save to do so. Any creature that does not make this saving throw the first time it attempts a hostile action is </text:span><text:span text:style-name="T11">enthralled </text:span><text:span text:style-name="T10">for the duration of the spell (as the </text:span><text:span text:style-name="T11">enthrall </text:span><text:span text:style-name="T10">spell), as long as it is in the spell’s area, nor will it try to leave the area on its own. Creatures with 8 HD or more may pay attention to the caster, but are not affected by this spell.</text:span></text:p>
      <text:p text:style-name="P6"><text:span text:style-name="T10">When the caster speaks, all listeners telepathically understand him or her, even if they do not understand the language. While the spell lasts, the caster can make up to three suggestions to creatures of fewer than 8 HD in range, as if using the </text:span><text:span text:style-name="T11">mass suggestion </text:span><text:span text:style-name="T10">spell (Will save negates); creatures with 8 HD or more aren’t affected by this power. Only creatures within range at the time a </text:span><text:span text:style-name="T11">suggestion </text:span><text:span text:style-name="T10">is given are subject to it.</text:span></text:p>
      <text:p text:style-name="P6"><text:span text:style-name="T11">Material Component: </text:span><text:span text:style-name="T10">worth at least 200 gp.</text:span></text:p>
      <text:p text:style-name="P7"/>
      <text:h text:style-name="P1" text:outline-level="4"><text:span text:style-name="T7">Genesis</text:span></text:h>
      <text:p text:style-name="P6"><text:soft-page-break/><text:span text:style-name="T10">Conjuration (Creation)</text:span></text:p>
      <text:p text:style-name="P6"><text:span text:style-name="T9">Level:</text:span><text:span text:style-name="T10"> Creation 9</text:span></text:p>
      <text:p text:style-name="P6"><text:span text:style-name="T9">Components:</text:span><text:span text:style-name="T10"> V, S , M, X P</text:span></text:p>
      <text:p text:style-name="P6"><text:span text:style-name="T9">Casting Time:</text:span><text:span text:style-name="T10"> 1 week (8 hours/day)</text:span></text:p>
      <text:p text:style-name="P6"><text:span text:style-name="T9">Range:</text:span><text:span text:style-name="T10"> 180 ft.</text:span></text:p>
      <text:p text:style-name="P6"><text:span text:style-name="T9">Effect:</text:span><text:span text:style-name="T10"> A demiplane on the Ethereal Plane centered on your location</text:span></text:p>
      <text:p text:style-name="P6"><text:span text:style-name="T9">Duration:</text:span><text:span text:style-name="T10"> Instantaneous</text:span></text:p>
      <text:p text:style-name="P6"><text:span text:style-name="T9">Saving Throw:</text:span><text:span text:style-name="T10"> None</text:span></text:p>
      <text:p text:style-name="P6"><text:span text:style-name="T9">Spell Resistance:</text:span><text:span text:style-name="T10"> No</text:span></text:p>
      <text:p text:style-name="P6"><text:span text:style-name="T10">This spell creates an immobile, finite plane with limited access—a demi-plane.</text:span></text:p>
      <text:p text:style-name="P6"><text:span text:style-name="T10">Demiplanes created by this power are very small, minor planes. A character can cast this spell only on the Ethereal Plane. When he or she casts it, a local density fluctuation precipitates the creation of a demiplane. At first, the demiplane grows at a rate of a 1-foot-radius per day to an initial maximum radius of 180 feet as the fledgling plane draws substance from surrounding ethereal vapors and protomatter or astral ectoplasm.</text:span></text:p>
      <text:p text:style-name="P6"><text:span text:style-name="T10">The character determines the environment in the demiplane when he or she first casts </text:span><text:span text:style-name="T11">genesi</text:span><text:span text:style-name="T10">s, reflecting most any desire he or she can visualize. The caster determines factors such as atmosphere, water, temperature, and the shape of the general terrain. However, the spell cannot create life, nor can it create construction. If desired, these must be brought in by some other fashion.</text:span></text:p>
      <text:p text:style-name="P6"><text:span text:style-name="T10">Once the basic demiplane reaches its maximum size, the character can continue to cast this spell to enlarge the demiplane if he or she is inside the boundaries of the demiplane. In such a case, the radiusof the demiplane increases by 60 feet for each subsequent casting.</text:span></text:p>
      <text:p text:style-name="P6"><text:span text:style-name="T10">If the spell is cast again while outside an existing demi-plane, the casting creates a separate bubble that does not touch or overlap any previously created demiplane.</text:span></text:p>
      <text:p text:style-name="P6"><text:span text:style-name="T11">XP Cost: </text:span><text:span text:style-name="T10">5,000 XP.</text:span></text:p>
      <text:p text:style-name="P7"/>
      <text:h text:style-name="P1" text:outline-level="4"><text:span text:style-name="T7">Hardening</text:span></text:h>
      <text:p text:style-name="P6"><text:span text:style-name="T10">Transmutation</text:span></text:p>
      <text:p text:style-name="P6"><text:span text:style-name="T9">Level:</text:span><text:span text:style-name="T10"> Sor/Wiz 6, Artifice 7</text:span></text:p>
      <text:p text:style-name="P6"><text:span text:style-name="T9">Components:</text:span><text:span text:style-name="T10"> V, S</text:span></text:p>
      <text:p text:style-name="P6"><text:span text:style-name="T9">Casting Time:</text:span><text:span text:style-name="T10"> 1 action</text:span></text:p>
      <text:p text:style-name="P6"><text:soft-page-break/><text:span text:style-name="T9">Range:</text:span><text:span text:style-name="T10"> Touch</text:span></text:p>
      <text:p text:style-name="P6"><text:span text:style-name="T9">Target:</text:span><text:span text:style-name="T10"> One item of a volume no greater than 10 cu. ft./level</text:span></text:p>
      <text:p text:style-name="P6"><text:span text:style-name="T10">(see text)</text:span></text:p>
      <text:p text:style-name="P6"><text:span text:style-name="T9">Duration:</text:span><text:span text:style-name="T10"> Permanent</text:span></text:p>
      <text:p text:style-name="P6"><text:span text:style-name="T9">Saving Throw:</text:span><text:span text:style-name="T10"> None</text:span></text:p>
      <text:p text:style-name="P6"><text:span text:style-name="T9">Spell Resistance:</text:span><text:span text:style-name="T10"> Yes (object)</text:span></text:p>
      <text:p text:style-name="P6"><text:span text:style-name="T10">This spell increases the hardness of materials. <text:s/>For every two caster levels, increase by 1 the hardness of the material targeted by the spell. This hardness increase improves only the material’s resistance to damage. Nothing else is modified by the improvement.</text:span></text:p>
      <text:p text:style-name="P6"><text:span text:style-name="T10">The </text:span><text:span text:style-name="T11">hardening </text:span><text:span text:style-name="T10">spell does not in any way affect resistance to other forms of transformation. </text:span></text:p>
      <text:p text:style-name="P6"><text:span text:style-name="T10">This spell affects up to 10 cubic feet per level of the spellcaster.</text:span></text:p>
      <text:p text:style-name="P6"><text:span text:style-name="T10">If cast upon a metal or mineral, the volume is reduced to 1 cubic foot per level.</text:span></text:p>
      <text:p text:style-name="P7"/>
      <text:h text:style-name="P1" text:outline-level="4"><text:span text:style-name="T7">Maddening Scream</text:span></text:h>
      <text:p text:style-name="P6"><text:span text:style-name="T10">Enchantment (Compulsion) [Mind-Affecting]</text:span></text:p>
      <text:p text:style-name="P6"><text:span text:style-name="T9">Level:</text:span><text:span text:style-name="T10"> Sor/Wiz 8, Madness 8</text:span></text:p>
      <text:p text:style-name="P6"><text:span text:style-name="T9">Components:</text:span><text:span text:style-name="T10"> V</text:span></text:p>
      <text:p text:style-name="P6"><text:span text:style-name="T9">Casting Time:</text:span><text:span text:style-name="T10"> One action</text:span></text:p>
      <text:p text:style-name="P6"><text:span text:style-name="T9">Range:</text:span><text:span text:style-name="T10"> Touch</text:span></text:p>
      <text:p text:style-name="P6"><text:span text:style-name="T9">Target:</text:span><text:span text:style-name="T10"> Living creature touched</text:span></text:p>
      <text:p text:style-name="P6"><text:span text:style-name="T9">Duration:</text:span><text:span text:style-name="T10"> 1d4+1 rounds</text:span></text:p>
      <text:p text:style-name="P6"><text:span text:style-name="T9">Saving Throw:</text:span><text:span text:style-name="T10"> None</text:span></text:p>
      <text:p text:style-name="P6"><text:span text:style-name="T9">Spell Resistance:</text:span><text:span text:style-name="T10"> Yes</text:span></text:p>
      <text:p text:style-name="P6"><text:soft-page-break/><text:span text:style-name="T10">The subject cannot keep him or herself from behaving as though completely mad. This spell makes it impossible for the victim to do anything other than race about caterwauling.</text:span></text:p>
      <text:p text:style-name="P6"><text:span text:style-name="T10">The effect worsens the Armor Class of the creature by 4, makes Reflex saving throws impossible except on a roll of 20, and makes it impossible to use a shield.</text:span></text:p>
      <text:p text:style-name="P7"/>
      <text:h text:style-name="P1" text:outline-level="4"><text:span text:style-name="T7">Rage</text:span></text:h>
      <text:p text:style-name="P6"><text:span text:style-name="T10">Enchantment</text:span></text:p>
      <text:p text:style-name="P6"><text:span text:style-name="T9">Level:</text:span><text:span text:style-name="T10"> Madness 3</text:span></text:p>
      <text:p text:style-name="P6"><text:span text:style-name="T9">Components:</text:span><text:span text:style-name="T10"> V, S</text:span></text:p>
      <text:p text:style-name="P6"><text:span text:style-name="T9">Casting Time:</text:span><text:span text:style-name="T10"> One action</text:span></text:p>
      <text:p text:style-name="P6"><text:span text:style-name="T9">Range:</text:span><text:span text:style-name="T10"> Touch</text:span></text:p>
      <text:p text:style-name="P6"><text:span text:style-name="T9">Target:</text:span><text:span text:style-name="T10"> Creature touched</text:span></text:p>
      <text:p text:style-name="P6"><text:span text:style-name="T9">Duration:</text:span><text:span text:style-name="T10"> 1 round/level</text:span></text:p>
      <text:p text:style-name="P6"><text:span text:style-name="T9">Saving Throw:</text:span><text:span text:style-name="T10"> Will negates (harmless)</text:span></text:p>
      <text:p text:style-name="P6"><text:span text:style-name="T9">Spell Resistance:</text:span><text:span text:style-name="T10"> Yes (harmless)</text:span></text:p>
      <text:p text:style-name="P6"><text:span text:style-name="T10">The caster can put a creature into a blood frenzy. In this rage, the creature gains +4 to Strength, +4 to Constitution, and a +2 morale bonus on Will saves. (Unlike a barbarian rage, no penalty to AC is suffered, and no fatigue period occurs after the rage is over.)</text:span></text:p>
      <text:p text:style-name="P7"/>
      <text:h text:style-name="P1" text:outline-level="4"><text:span text:style-name="T7">Surelife</text:span></text:h>
      <text:p text:style-name="P6"><text:span text:style-name="T10">Abjuration</text:span></text:p>
      <text:p text:style-name="P6"><text:span text:style-name="T9">Level:</text:span><text:span text:style-name="T10"> Repose 8</text:span></text:p>
      <text:p text:style-name="P6"><text:span text:style-name="T9">Components:</text:span><text:span text:style-name="T10"> V, S, M</text:span></text:p>
      <text:p text:style-name="P6"><text:span text:style-name="T9">Casting Time:</text:span><text:span text:style-name="T10"> 1 round</text:span></text:p>
      <text:p text:style-name="P6"><text:span text:style-name="T9">Range:</text:span><text:span text:style-name="T10"> Personal</text:span></text:p>
      <text:p text:style-name="P6"><text:soft-page-break/><text:span text:style-name="T9">Target:</text:span><text:span text:style-name="T10"> You</text:span></text:p>
      <text:p text:style-name="P6"><text:span text:style-name="T9">Duration:</text:span><text:span text:style-name="T10"> 1 minute/2 levels</text:span></text:p>
      <text:p text:style-name="P6"><text:span text:style-name="T10">This spell allows the caster to protect him or herself against some condition that would ordinarily cause certain death. The character can only protect him or herself against a natural occurrence or condition, not against a spell or the action of a creature. The character must specify the condition against which he or she wishes to protect him or herself, and the spell is effective only against that condition. Should the character be subjected to that condition during the duration of the spell, he or she feels no discomfort and takes no damage from the condition. However, the spell does not protect any items carried on the caster’s person. At the end of the spell’s duration, the condition has full normal effects if the character is still subjected to it.</text:span></text:p>
      <text:p text:style-name="P8"/>
      <text:h text:style-name="P1" text:outline-level="4"><text:span text:style-name="T7">Touch Of Madness</text:span></text:h>
      <text:p text:style-name="P6"><text:span text:style-name="T10">Enchantment [Mind-Affecting]</text:span></text:p>
      <text:p text:style-name="P6"><text:span text:style-name="T9">Level:</text:span><text:span text:style-name="T10"> Madness 2</text:span></text:p>
      <text:p text:style-name="P6"><text:span text:style-name="T9">Components:</text:span><text:span text:style-name="T10"> V, S</text:span></text:p>
      <text:p text:style-name="P6"><text:span text:style-name="T9">Casting Time:</text:span><text:span text:style-name="T10"> One action</text:span></text:p>
      <text:p text:style-name="P6"><text:span text:style-name="T9">Range:</text:span><text:span text:style-name="T10"> Touch</text:span></text:p>
      <text:p text:style-name="P6"><text:span text:style-name="T9">Target:</text:span><text:span text:style-name="T10"> Creature touched</text:span></text:p>
      <text:p text:style-name="P6"><text:span text:style-name="T9">Duration:</text:span><text:span text:style-name="T10"> 1 round/level</text:span></text:p>
      <text:p text:style-name="P6"><text:span text:style-name="T9">Saving Throw:</text:span><text:span text:style-name="T10"> Will negates</text:span></text:p>
      <text:p text:style-name="P6"><text:span text:style-name="T9">Spell Resistance:</text:span><text:span text:style-name="T10"> Yes</text:span></text:p>
      <text:p text:style-name="P6"><text:span text:style-name="T10">The caster may daze one living creature by making a successful touch attack. If the target creature does not make a successful Will save, its mind is clouded and it takes no action for 1 round per caster level. The dazed subject is not stunned (so attackers get no special advantage against it), but it can’t move, cast spells, use mental abilities, and so on.</text:span></text:p>
      <text:p text:style-name="P7"/>
      <text:h text:style-name="P1" text:outline-level="4"><text:span text:style-name="T7">True Creation</text:span></text:h>
      <text:p text:style-name="P6"><text:span text:style-name="T10">Conjuration (Creation)</text:span></text:p>
      <text:p text:style-name="P6"><text:span text:style-name="T9">Level:</text:span><text:span text:style-name="T10"> Creation 8</text:span></text:p>
      <text:p text:style-name="P6"><text:span text:style-name="T9">Components:</text:span><text:span text:style-name="T10"> V, S , M, X P</text:span></text:p>
      <text:p text:style-name="P6"><text:span text:style-name="T9">Casting Time:</text:span><text:span text:style-name="T10"> 10 minutes</text:span></text:p>
      <text:p text:style-name="P6"><text:soft-page-break/><text:span text:style-name="T9">Range:</text:span><text:span text:style-name="T10"> 0 ft.</text:span></text:p>
      <text:p text:style-name="P6"><text:span text:style-name="T9">Effect:</text:span><text:span text:style-name="T10"> Unattended, nonmagical object of nonliving matter, up to</text:span></text:p>
      <text:p text:style-name="P6"><text:span text:style-name="T10">1 cu. ft./level</text:span></text:p>
      <text:p text:style-name="P6"><text:span text:style-name="T9">Duration:</text:span><text:span text:style-name="T10"> Instantaneous</text:span></text:p>
      <text:p text:style-name="P6"><text:span text:style-name="T9">Saving Throw:</text:span><text:span text:style-name="T10"> None</text:span></text:p>
      <text:p text:style-name="P6"><text:span text:style-name="T9">Spell Resistance:</text:span><text:span text:style-name="T10"> No</text:span></text:p>
      <text:p text:style-name="P6"><text:span text:style-name="T10">The caster creates a nonmagical, unattended object of any sort of matter. Items created are permanent and cannot be negated by dispelling magics or negating powers. For all intents and purposes, these items are completely real. The volume of the item created cannot exceed 1 cubic foot per caster level. The caster must succeed at an appropriate skill check to make a complex item.</text:span></text:p>
      <text:p text:style-name="P6"><text:span text:style-name="T10">Unlike the items brought into being by the lower-level spells </text:span><text:span text:style-name="T11">minor creation </text:span><text:span text:style-name="T10">and </text:span><text:span text:style-name="T11">major creatio</text:span><text:span text:style-name="T10">n, objects created by the casting of </text:span><text:span text:style-name="T11">true creation </text:span><text:span text:style-name="T10">can be used as material components.</text:span></text:p>
      <text:p text:style-name="P6"><text:span text:style-name="T11">XP Cost: </text:span><text:span text:style-name="T10">The item’s gold piece value in XP, or a minimum of 1 XP, whichever is more.</text:span></text:p>
      <text:p text:style-name="P7"/>
      <text:h text:style-name="P1" text:outline-level="4"><text:span text:style-name="T7">Undeath To Death</text:span></text:h>
      <text:p text:style-name="P6"><text:span text:style-name="T10">Necromancy</text:span></text:p>
      <text:p text:style-name="P6"><text:span text:style-name="T9">Level:</text:span><text:span text:style-name="T10"> Sor/Wiz 6, Clr 6, Repose 6</text:span></text:p>
      <text:p text:style-name="P6"><text:span text:style-name="T9">Components:</text:span><text:span text:style-name="T10"> V, S , M, D F</text:span></text:p>
      <text:p text:style-name="P6"><text:span text:style-name="T9">Casting Time:</text:span><text:span text:style-name="T10"> 1 action</text:span></text:p>
      <text:p text:style-name="P6"><text:span text:style-name="T9">Range:</text:span><text:span text:style-name="T10"> Medium (100 ft. + 10 ft./level)</text:span></text:p>
      <text:p text:style-name="P6"><text:span text:style-name="T9">Area:</text:span><text:span text:style-name="T10"> Several undead creatures within a 50-ft.-radius burst</text:span></text:p>
      <text:p text:style-name="P6"><text:span text:style-name="T9">Duration:</text:span><text:span text:style-name="T10"> Instantaneous</text:span></text:p>
      <text:p text:style-name="P6"><text:span text:style-name="T9">Saving Throw:</text:span><text:span text:style-name="T10"> Will negates</text:span></text:p>
      <text:p text:style-name="P6"><text:span text:style-name="T9">Spell Resistance:</text:span><text:span text:style-name="T10"> Yes</text:span></text:p>
      <text:p text:style-name="P6"><text:span text:style-name="T11">Undeath to death </text:span><text:span text:style-name="T10">snuffs out the animating forces of undead creatures, killing them instantly. The spell slays 1d4 HD worth of undead creatures per caster level (maximum 20d4). Creatures with the fewest HD are affected first; among creatures with equal HD, those closest to the point of origin of the burst are affected first.</text:span></text:p>
      <text:p text:style-name="P6"><text:soft-page-break/><text:span text:style-name="T11">Material Component: </text:span><text:span text:style-name="T10">worth at least 500 g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NKS OF DIVINE POWER</dc:title>
    <meta:initial-creator>asmith</meta:initial-creator>
    <meta:creation-date>2002-10-24T10:01:00</meta:creation-date>
    <dc:date>2004-04-15T13:30:00</dc:date>
    <meta:editing-cycles>48</meta:editing-cycles>
    <meta:editing-duration>PT59S</meta:editing-duration>
    <meta:document-statistic meta:table-count="1" meta:image-count="0" meta:object-count="0" meta:page-count="18" meta:paragraph-count="337" meta:word-count="2747" meta:character-count="15927" meta:non-whitespace-character-count="13513"/>
    <meta:generator>LibreOffice/5.4.6.2$Linux_X86_64 LibreOffice_project/40m0$Build-2</meta:generator>
    <meta:user-defined meta:name="Company">Wizards of the Coast</meta:user-defined>
    <meta:user-defined meta:name="Operator">asmith</meta:user-defined>
  </office:meta>
</office:document-meta>
</file>